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RVANT/MASTER RELATIONSHIP (123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ERVANT/MASTER RELATIONSHIP (123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srael's focused service to God (123: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srael's total service to God (123:1-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SERVANT/MASTER RELATIONSHIP (123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RSECUTED/PROTECTOR RELATIONSHIP (123:3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RSECUTED/PROTECTOR RELATIONSHIP (123:3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Israel's prayer (123: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Israel's problem (123:3-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3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SERVANT/MASTER RELATIONSHIP (123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ERSECUTED/PROTECTOR RELATIONSHIP (123:3-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3 </dc:title>
    <meta:initial-creator>David STRICKLAND</meta:initial-creator>
    <dc:creator>David STRICKLAND</dc:creator>
    <meta:creation-date>2020-02-22T17:39:44Z</meta:creation-date>
    <dc:date>2020-02-22T17:39:45Z</dc:date>
    <meta:template xlink:href="BibleStudy" xlink:type="simple"/>
    <meta:editing-cycles>1</meta:editing-cycles>
    <meta:editing-duration>PT0S</meta:editing-duration>
    <meta:document-statistic meta:paragraph-count="14" meta:word-count="92"/>
  </office:meta>
</office:document-meta>
</file>